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49ed" officeooo:paragraph-rsid="000c49ed"/>
    </style:style>
    <style:style style:name="P2" style:family="paragraph" style:parent-style-name="Standard">
      <style:text-properties fo:font-size="9pt" officeooo:rsid="000c49ed" officeooo:paragraph-rsid="000c49ed" style:font-size-asian="7.84999990463257pt" style:font-size-complex="9pt"/>
    </style:style>
    <style:style style:name="P3" style:family="paragraph" style:parent-style-name="Standard" style:list-style-name="L1">
      <style:text-properties fo:font-size="9pt" officeooo:rsid="000c49ed" officeooo:paragraph-rsid="000c49ed" style:font-size-asian="7.84999990463257pt" style:font-size-complex="9pt"/>
    </style:style>
    <style:style style:name="P4" style:family="paragraph" style:parent-style-name="Standard" style:list-style-name="L2">
      <style:text-properties fo:font-size="9pt" officeooo:rsid="000c49ed" officeooo:paragraph-rsid="000c49ed" style:font-size-asian="7.84999990463257pt" style:font-size-complex="9pt"/>
    </style:style>
    <style:style style:name="P5" style:family="paragraph" style:parent-style-name="Standard" style:list-style-name="L2">
      <style:text-properties fo:font-size="9pt" officeooo:rsid="000dc336" officeooo:paragraph-rsid="000dc336" style:font-size-asian="7.84999990463257pt" style:font-size-complex="9pt"/>
    </style:style>
    <style:style style:name="P6" style:family="paragraph" style:parent-style-name="Standard" style:list-style-name="L1">
      <style:text-properties fo:font-size="9pt" officeooo:rsid="000dc336" officeooo:paragraph-rsid="000dc336" style:font-size-asian="7.84999990463257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o Wants to be a Millionaire</text:p>
      <text:p text:style-name="P1"/>
      <text:p text:style-name="P2">Features</text:p>
      <text:list xml:id="list2475659171" text:style-name="L1">
        <text:list-item>
          <text:p text:style-name="P3">The game can handle most inputs and act accordingly. E.G. If you enter a letter in the menu system, it will not register it and will <text:s text:c="2"/>leave you at the menu. I tested this a decent bit with most inputs such as inputs larger than they should be and integers entered where letters should be (and vice versa).</text:p>
        </text:list-item>
        <text:list-item>
          <text:p text:style-name="P3">You can see how much money you have won so far by looking at the top of the console. Here all possible prizes are listed, and the last prize you have won is highlited in red.</text:p>
        </text:list-item>
        <text:list-item>
          <text:p text:style-name="P3">All answers for a question are randomly shuffled so that the answer will not be in the same posistion as last time, and is not at the same position as every other question.</text:p>
        </text:list-item>
        <text:list-item>
          <text:p text:style-name="P3">Each lifeline can only be used once per game, to use one enter either ‘50/50’, ‘phone’ (any input containing the word phone works) and ‘audience’ (same properties as ‘phone’, if input contains audience the ask the audience lifeline is triggered.) After using a lifeline you can guess the answer</text:p>
        </text:list-item>
        <text:list-item>
          <text:p text:style-name="P3">Each round only 15 questions will be presented. This is because there are only 15 prizes to win. </text:p>
        </text:list-item>
        <text:list-item>
          <text:p text:style-name="P3">Each round the order in which the questions appear, and which questions appear, is generated randomly.</text:p>
        </text:list-item>
        <text:list-item>
          <text:p text:style-name="P3">You can update as many students interests as you want before you return to the menu, this is to prevent frustration in having to go to the update intrest option in the menu every single time you want to update a feild</text:p>
        </text:list-item>
        <text:list-item>
          <text:p text:style-name="P6">After answering each question, the app pauses, simulating what happens in the real Who wants to be a milllionaire.</text:p>
        </text:list-item>
        <text:list-item>
          <text:p text:style-name="P6">Each time you start a new round, all variables are reset, meaning you can play several times without restarting the application.</text:p>
        </text:list-item>
        <text:list-item>
          <text:p text:style-name="P6">The players name is displayed on the top of the console under the prizes when playing a round.</text:p>
        </text:list-item>
        <text:list-item>
          <text:p text:style-name="P6">Each question only appears once per round.</text:p>
        </text:list-item>
        <text:list-item>
          <text:p text:style-name="P6">If you enter an invalid input when answering a question (e.g. answering with the word) the app allows you to enter another answer.</text:p>
        </text:list-item>
        <text:list-item>
          <text:p text:style-name="P6">After a lifeline is used, entering it again will not register as a valid input, and the program will ask you to enter another input.</text:p>
        </text:list-item>
      </text:list>
      <text:p text:style-name="P2"/>
      <text:p text:style-name="P2">Bugs: </text:p>
      <text:list xml:id="list1690281548" text:style-name="L2">
        <text:list-item>
          <text:p text:style-name="P4">Once the app is closed, all custom set interests are reset.</text:p>
        </text:list-item>
        <text:list-item>
          <text:p text:style-name="P4">You cannot play the game without first generating the finalists and player, this has to be done manually by selecting the relevent options in the menu</text:p>
        </text:list-item>
        <text:list-item>
          <text:p text:style-name="P4">If you get a question incorrect, you lose all money. I was only aware you can leave with less than the grand prize once I had completed the app.</text:p>
        </text:list-item>
        <text:list-item>
          <text:p text:style-name="P5">(Possible bug) Startup times seem to be quite slow, this could be because of the filereader and amount of code, or could just be how the console operates normally.</text:p>
        </text:list-item>
        <text:list-item>
          <text:p text:style-name="P5">Unlike the real Who wants to be a millionaire, there is no timer on the questions, you have as much time as you want to answ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5:31:16.308928185</meta:creation-date>
    <dc:date>2019-11-18T15:50:13.662895058</dc:date>
    <meta:editing-duration>PT6M57S</meta:editing-duration>
    <meta:editing-cycles>1</meta:editing-cycles>
    <meta:document-statistic meta:table-count="0" meta:image-count="0" meta:object-count="0" meta:page-count="1" meta:paragraph-count="21" meta:word-count="512" meta:character-count="2706" meta:non-whitespace-character-count="2229"/>
    <meta:generator>LibreOffice/6.0.7.3$Linux_X86_64 LibreOffice_project/00m0$Build-3</meta:generator>
  </office:meta>
</office:document-meta>
</file>